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3" style:family="paragraph" style:parent-style-name="Preformatted_20_Text">
      <style:paragraph-properties fo:orphans="2" fo:widows="2"/>
    </style:style>
    <style:style style:name="P4" style:family="paragraph" style:parent-style-name="Preformatted_20_Text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P5" style:family="paragraph" style:parent-style-name="Preformatted_20_Text">
      <style:paragraph-properties fo:margin-top="0in" fo:margin-bottom="0.1965in" fo:orphans="2" fo:widows="2"/>
      <style:text-properties fo:font-variant="normal" fo:text-transform="none" fo:color="#000000" fo:letter-spacing="normal" fo:font-style="normal" fo:font-weight="normal"/>
    </style:style>
    <style:style style:name="T1" style:family="text">
      <style:text-properties fo:font-style="normal" fo:font-weight="normal"/>
    </style:style>
    <style:style style:name="T2" style:family="text">
      <style:text-properties fo:font-variant="normal" fo:text-transform="none" fo:color="#000000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ugaree - Garcia/Hunter</text:p>
      <text:p text:style-name="P3"/>
      <text:p text:style-name="P3"><text:span text:style-name="T2">B <text:s text:c="16"/>E</text:span></text:p>
      <text:p text:style-name="P1">When they come to take you down </text:p>
      <text:p text:style-name="P1">B <text:s text:c="19"/>E</text:p>
      <text:p text:style-name="P1">When they bring that wagon 'round</text:p>
      <text:p text:style-name="P1">B <text:s text:c="16"/>E</text:p>
      <text:p text:style-name="P1">When they come to call on you </text:p>
      <text:p text:style-name="P1">B <text:s text:c="22"/>E</text:p>
      <text:p text:style-name="P1">And drag your poor body down</text:p>
      <text:p text:style-name="P3"/>
      <text:p text:style-name="P1">F#m <text:s text:c="13"/>C#m</text:p>
      <text:p text:style-name="P1">Just one thing I ask of you, </text:p>
      <text:p text:style-name="P1">A <text:s text:c="11"/>E</text:p>
      <text:p text:style-name="P1">Just one thing for me</text:p>
      <text:p text:style-name="P1">B <text:s text:c="16"/>C#m</text:p>
      <text:p text:style-name="P1">Please forget you knew my name, </text:p>
      <text:p text:style-name="P2"><text:s text:c="3"/><text:span text:style-name="T1">A <text:s text:c="10"/>E</text:span></text:p>
      <text:p text:style-name="P1">My darling Sugaree</text:p>
      <text:p text:style-name="P3"/>
      <text:p text:style-name="P1">B <text:s text:c="16"/>E <text:s text:c="2"/></text:p>
      <text:p text:style-name="P1">Shake it, shake it sugaree, </text:p>
      <text:p text:style-name="P1">C#m <text:s text:c="25"/>A <text:s text:c="4"/>E</text:p>
      <text:p text:style-name="P1">Just don't tell them that you know me</text:p>
      <text:p text:style-name="P1">B <text:s text:c="16"/>E <text:s text:c="2"/></text:p>
      <text:p text:style-name="P1">Shake it, shake it sugaree, </text:p>
      <text:p text:style-name="P1">C#m <text:s text:c="25"/>A <text:s text:c="4"/>E</text:p>
      <text:p text:style-name="P1">Just don't tell them that you know me</text:p>
      <text:p text:style-name="P1">B</text:p>
      <text:p text:style-name="P1">|. . . .| . . . .| (x12, short)</text:p>
      <text:p text:style-name="P3"/>
      <text:p text:style-name="P1">You thought you was the cool fool</text:p>
      <text:p text:style-name="P1">Never could do no wrong</text:p>
      <text:p text:style-name="P1">You had everything sewed up tight.</text:p>
      <text:p text:style-name="P1">How come you lay awake all night long?</text:p>
      <text:p text:style-name="P3"/>
      <text:p text:style-name="P1">Chorus</text:p>
      <text:p text:style-name="P1">|. . . .| . . . .| (x24, long)</text:p>
      <text:p text:style-name="P3"/>
      <text:p text:style-name="P1">Well in spite of all you gained</text:p>
      <text:p text:style-name="P1">You still have to stand out in the pouring rain</text:p>
      <text:p text:style-name="P1">One last voice is calling you</text:p>
      <text:p text:style-name="P1">And I guess it's time you go</text:p>
      <text:p text:style-name="P3"/>
      <text:p text:style-name="P1">Chorus</text:p>
      <text:p text:style-name="P1">|. . . .| . . . .| (x4, long)</text:p>
      <text:p text:style-name="P3"/>
      <text:p text:style-name="P1">Well shake it up now Sugaree,</text:p>
      <text:p text:style-name="P1">I'll meet you at the jubilee</text:p>
      <text:p text:style-name="P1">And if that jubilee don't come,</text:p>
      <text:p text:style-name="P1">Maybe I'll meet you on the run</text:p>
      <text:p text:style-name="P3"/>
      <text:p text:style-name="P1">The very last time only</text:p>
      <text:p text:style-name="P3"/>
      <text:p text:style-name="P1">C#m <text:s text:c="26"/>A <text:s text:c="3"/>E <text:s/>B</text:p>
      <text:p text:style-name="P5">Just don't tell them that you know-oh me <text:s/>(x2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2T14:37:35</meta:creation-date>
    <meta:document-statistic meta:table-count="0" meta:image-count="0" meta:object-count="0" meta:page-count="1" meta:paragraph-count="46" meta:word-count="234" meta:character-count="1240" meta:non-whitespace-character-count="793"/>
    <dc:date>2013-01-12T14:38:40</dc:date>
    <meta:editing-duration>PT1M5S</meta:editing-duration>
    <meta:editing-cycles>1</meta:editing-cycles>
    <meta:generator>LibreOffice/3.4$Unix LibreOffice_project/340m1$Build-302</meta:generator>
  </office:meta>
</office:document-meta>
</file>